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2" style:family="table">
      <style:table-properties style:width="18.015cm" fo:margin-left="-0.004cm" fo:margin-right="-0.012cm" table:align="margins"/>
    </style:style>
    <style:style style:name="Tableau2.A" style:family="table-column">
      <style:table-column-properties style:column-width="3.193cm" style:rel-column-width="11616*"/>
    </style:style>
    <style:style style:name="Tableau2.B" style:family="table-column">
      <style:table-column-properties style:column-width="11.624cm" style:rel-column-width="42288*"/>
    </style:style>
    <style:style style:name="Tableau2.C" style:family="table-column">
      <style:table-column-properties style:column-width="3.198cm" style:rel-column-width="11631*"/>
    </style:style>
    <style:style style:name="Tableau2.1" style:family="table-row">
      <style:table-row-properties style:row-height="1.011cm"/>
    </style:style>
    <style:style style:name="Tableau2.A1" style:family="table-cell">
      <style:table-cell-properties style:vertical-align="bottom" fo:padding="0.097cm" fo:border-left="none" fo:border-right="none" fo:border-top="0.002cm solid #000000" fo:border-bottom="0.002cm solid #000000"/>
    </style:style>
    <style:style style:name="Tableau2.B1" style:family="table-cell">
      <style:table-cell-properties style:vertical-align="bottom" fo:padding="0.097cm" fo:border="0.002cm solid #000000"/>
    </style:style>
    <style:style style:name="Projets" style:family="table">
      <style:table-properties style:width="17.999cm" table:align="margins"/>
    </style:style>
    <style:style style:name="Projets.A" style:family="table-column">
      <style:table-column-properties style:column-width="3.175cm" style:rel-column-width="11560*"/>
    </style:style>
    <style:style style:name="Projets.B" style:family="table-column">
      <style:table-column-properties style:column-width="11.695cm" style:rel-column-width="42581*"/>
    </style:style>
    <style:style style:name="Projets.C" style:family="table-column">
      <style:table-column-properties style:column-width="3.129cm" style:rel-column-width="11394*"/>
    </style:style>
    <style:style style:name="Proje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jets.C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paragraph-properties fo:margin-left="5.904cm" fo:margin-right="5.948cm" fo:text-align="center" style:justify-single-word="false" fo:text-indent="0cm" style:auto-text-indent="false" fo:padding="0.049cm" fo:border="0.002cm solid #000000" style:shadow="non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 fo:padding="0cm" fo:border="none" style:shadow="none"/>
    </style:style>
    <style:style style:name="P8" style:family="paragraph" style:parent-style-name="Standard">
      <style:paragraph-properties fo:text-align="center" style:justify-single-word="false" fo:padding="0.049cm" fo:border-left="none" fo:border-right="0.002cm solid #000000" fo:border-top="none" fo:border-bottom="none" style:shadow="non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margin-top="0cm" fo:margin-bottom="0.199cm" style:shadow="none"/>
    </style:style>
    <style:style style:name="P10" style:family="paragraph" style:parent-style-name="Standard">
      <style:paragraph-properties fo:text-align="center" style:justify-single-word="false" fo:padding="0.049cm" fo:border-left="none" fo:border-right="0.002cm solid #000000" fo:border-top="none" fo:border-bottom="none" style:shadow="none"/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/>
    </style:style>
    <style:style style:name="T3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1_theme" text:name="T1_theme"/>
        <text:user-field-decl office:value-type="string" office:string-value="T2_theme" text:name="T2_theme"/>
        <text:user-field-decl office:value-type="string" office:string-value="libellé" text:name="objet_projet"/>
        <text:user-field-decl office:value-type="float" office:value="0" text:name="date_seance"/>
        <text:user-field-decl office:value-type="float" office:value="0" text:name="dateCommissions"/>
        <text:user-field-decl office:value-type="float" office:value="0" text:name="dateCommission"/>
        <text:user-field-decl office:value-type="float" office:value="0" text:name="dateConseil"/>
        <text:user-field-decl office:value-type="string" office:string-value="id" text:name="identifiant_projet"/>
      </text:user-field-decls>
      <text:p text:style-name="P3"/>
      <text:p text:style-name="P3">CONSEIL MUNICIPAL DU <text:span text:style-name="T3"><text:user-field-get style:data-style-name="N76" text:name="date_seance">30 décembre 1899</text:user-field-get></text:span></text:p>
      <text:p text:style-name="P2"/>
      <text:p text:style-name="P5"/>
      <text:p text:style-name="P5">ORDRE DU JOUR</text:p>
      <text:p text:style-name="P5"/>
      <text:p text:style-name="P1"/>
      <text:p text:style-name="P1"/>
      <text:p text:style-name="P1"/>
      <text:p text:style-name="Table_20_Contents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Rapporteurs</text:p>
          </table:table-cell>
          <table:table-cell table:style-name="Tableau2.B1" office:value-type="string">
            <text:p text:style-name="P6">Objet</text:p>
          </table:table-cell>
          <table:table-cell table:style-name="Tableau2.A1" office:value-type="string">
            <text:p text:style-name="P6">Commissions</text:p>
          </table:table-cell>
        </table:table-row>
      </table:table>
      <text:p text:style-name="P7"/>
      <text:section text:style-name="Sect1" text:name="Projets">
        <text:section text:style-name="Sect1" text:name="Section1">
          <text:p text:style-name="P8"><text:user-field-get text:name="T1_theme">T1_theme</text:user-field-get></text:p>
          <text:p text:style-name="P10"/>
        </text:section>
        <table:table table:name="Projets" table:style-name="Projets">
          <table:table-column table:style-name="Projets.A"/>
          <table:table-column table:style-name="Projets.B"/>
          <table:table-column table:style-name="Projets.C"/>
          <table:table-row>
            <table:table-cell table:style-name="Projets.A1" office:value-type="string">
              <text:p text:style-name="Table_20_Contents"/>
            </table:table-cell>
            <table:table-cell table:style-name="Projets.A1" office:value-type="string">
              <text:p text:style-name="P9"><text:user-field-get text:name="objet_projet">libellé</text:user-field-get> <text:span text:style-name="T2">(</text:span><text:span text:style-name="T2"><text:user-field-get text:name="identifiant_projet">id</text:user-field-get></text:span><text:span text:style-name="T2">)</text:span></text:p>
            </table:table-cell>
            <table:table-cell table:style-name="Projets.C1" office:value-type="string">
              <text:p text:style-name="Table_20_Contents"/>
            </table:table-cell>
          </table:table-row>
        </table:table>
        <text:p text:style-name="P4"/>
      </text:section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A2" style:family="text" style:parent-style-name="Default">
      <style:text-properties fo:font-size="9pt" style:font-size-asian="9pt" style:font-size-complex="9pt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fo:border="0.002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3-02-07T15:27:04.45</meta:creation-date>
    <dc:date>2013-06-12T09:57:24.65</dc:date>
    <meta:editing-duration>PT50M34S</meta:editing-duration>
    <meta:editing-cycles>19</meta:editing-cycles>
    <meta:generator>OpenOffice.org/3.4.1$Win32 OpenOffice.org_project/341m1$Build-9593</meta:generator>
    <meta:document-statistic meta:table-count="2" meta:image-count="0" meta:object-count="0" meta:page-count="1" meta:paragraph-count="7" meta:word-count="15" meta:character-count="97"/>
  </office:meta>
</office:document-meta>
</file>